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15000001280A8BFE1D.eps" manifest:media-type=""/>
  <manifest:file-entry manifest:full-path="Pictures/2000000100000124000000D8A19DD694.svm" manifest:media-type=""/>
  <manifest:file-entry manifest:full-path="Pictures/2000000200000240000001B0FA5BD755.eps" manifest:media-type=""/>
  <manifest:file-entry manifest:full-path="Pictures/20001D8E00004F1D00003B56465D3CB5.wmf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94cm" svg:height="4.571cm" svg:x="1.338cm" svg:y="0.298cm">
          <draw:image xlink:href="Pictures/20001D8E00004F1D00003B56465D3CB5.wmf" xlink:type="simple" xlink:show="embed" xlink:actuate="onLoad">
            <text:p/>
          </draw:image>
        </draw:frame>
        <draw:frame draw:style-name="gr2" draw:text-style-name="P1" draw:layer="layout" svg:width="0.299cm" svg:height="0.258cm" svg:x="2.023cm" svg:y="0.554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.998cm" svg:y="2.825cm">
          <draw:image xlink:href="Pictures/2000000100000124000000D8A19DD69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64cm" svg:height="4.687cm" svg:x="0.317cm" svg:y="0.324cm">
          <draw:image xlink:href="Pictures/2000000200000215000001280A8BFE1D.eps" xlink:type="simple" xlink:show="embed" xlink:actuate="onLoad">
            <text:p/>
          </draw:image>
        </draw:frame>
        <draw:frame draw:style-name="gr1" draw:text-style-name="P1" draw:layer="layout" svg:width="5.022cm" svg:height="4.428cm" svg:x="0.332cm" svg:y="0.324cm">
          <draw:image xlink:href="Pictures/2000000200000240000001B0FA5BD755.eps" xlink:type="simple" xlink:show="embed" xlink:actuate="onLoad">
            <text:p/>
          </draw:image>
        </draw:frame>
        <draw:frame draw:style-name="gr4" draw:layer="layout" svg:width="0.408cm" svg:height="0.355cm" svg:x="7.863cm" svg:y="1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424cm" svg:height="0.356cm" svg:x="5.441cm" svg:y="1.3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468cm" svg:height="0.47cm" svg:x="7.853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538cm" svg:height="0.47cm" svg:x="7.779cm" svg:y="1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54:43</dc:date>
    <dc:creator>kkk </dc:creator>
    <meta:editing-duration>PT3M43S</meta:editing-duration>
    <meta:editing-cycles>4</meta:editing-cycles>
    <meta:generator>LibreOffice/3.3$Linux LibreOffice_project/330m19$Build-401</meta:generator>
    <meta:document-statistic meta:object-count="11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